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6.4972in" style:use-optimal-column-width="false"/>
    </style:style>
    <style:style style:name="TableColumn33" style:family="table-column">
      <style:table-column-properties style:column-width="0.7625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</style:style>
    <style:style style:name="T6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68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center"/>
      <style:text-properties fo:font-size="27pt" style:font-size-asian="27pt" fo:language="es" fo:country="MX"/>
    </style:style>
    <style:style style:name="P108" style:parent-style-name="Standard" style:family="paragraph">
      <style:text-properties style:font-name="Arial" style:font-name-complex="Arial" fo:language="es" fo:country="MX"/>
    </style:style>
    <style:style style:name="P109" style:parent-style-name="Standard" style:family="paragraph">
      <style:text-properties style:font-name="Arial" style:font-name-complex="Arial" fo:language="es" fo:country="MX"/>
    </style:style>
    <style:style style:name="P110" style:parent-style-name="Standard" style:family="paragraph">
      <style:text-properties style:font-name="Arial" style:font-name-complex="Arial" fo:language="es" fo:country="MX"/>
    </style:style>
    <style:style style:name="T111" style:parent-style-name="Fuentedepárrafopredeter." style:family="text">
      <style:text-properties style:font-name="Arial" style:font-name-complex="Arial" fo:language="es" fo:country="MX"/>
    </style:style>
    <style:style style:name="T112" style:parent-style-name="fullpost" style:family="text">
      <style:text-properties style:font-name="Arial" style:font-name-complex="Arial" fo:language="es" fo:country="MX"/>
    </style:style>
    <style:style style:name="T113" style:parent-style-name="fullpost" style:family="text">
      <style:text-properties style:font-name="Arial" style:font-name-complex="Arial"/>
    </style:style>
    <style:style style:name="P114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2</text:p>
          </table:table-cell>
          <table:table-cell table:style-name="TableCell62">
            <text:p text:style-name="TableContents"/>
          </table:table-cell>
        </table:table-row>
        <table:table-row table:style-name="TableRow63">
          <table:table-cell table:style-name="TableCell64">
            <text:p text:style-name="P65"/>
            <text:p text:style-name="P66"><text:span text:style-name="T67">Integrante(s):</text:span><text:span text:style-name="T68">VARGAS ROMERO MIRTHA ANDREA<text:s/>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1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20/08/17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soft-page-break/>
      <text:p text:style-name="P106"><text:tab/><text:tab/><text:tab/><text:tab/><text:tab/>CALIFICACIÓN: __________</text:p>
      <text:p text:style-name="Standard"/>
      <text:p text:style-name="P107">INVESTIGACIÓN<text:s/><text:s/></text:p>
      <text:p text:style-name="P108">1.-¿En cuál empresa me gustaría trabajar?</text:p>
      <text:p text:style-name="P109">BMW</text:p>
      <text:p text:style-name="P110">2.- ¿BMW usa Linux?</text:p>
      <text:p text:style-name="Standard"><text:span text:style-name="T111">SI.<text:s/></text:span><text:span text:style-name="T112">La empresa alemana usa Linux para sistemas de misión crítica como sus grandes servidores y ha venido utilizándolo desde 2003.<text:s/></text:span><text:span text:style-name="T113">Poschl agregó "Estamos utilizando Linux para nuestros negocios de misión crítica. Linux es de alta calidad, alta performance y flexible".</text:span></text:p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fullpost" style:display-name="fullpost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rtha Vargas</dc:creator>
    <meta:creation-date>2017-08-31T02:48:00Z</meta:creation-date>
    <dc:date>2017-08-31T02:49:00Z</dc:date>
    <meta:template xlink:href="Normal" xlink:type="simple"/>
    <meta:editing-cycles>2</meta:editing-cycles>
    <meta:editing-duration>PT60S</meta:editing-duration>
    <meta:document-statistic meta:page-count="2" meta:paragraph-count="1" meta:word-count="116" meta:character-count="753" meta:row-count="5" meta:non-whitespace-character-count="638"/>
  </office:meta>
</office:document-meta>
</file>